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color="#5983b0" officeooo:rsid="00085aff" officeooo:paragraph-rsid="00085aff"/>
    </style:style>
    <style:style style:name="P2" style:family="paragraph" style:parent-style-name="Standard">
      <style:text-properties officeooo:rsid="00085aff" officeooo:paragraph-rsid="00085aff"/>
    </style:style>
    <style:style style:name="P3" style:family="paragraph" style:parent-style-name="Standard">
      <style:paragraph-properties fo:text-align="justify" style:justify-single-word="false"/>
      <style:text-properties officeooo:rsid="00085aff" officeooo:paragraph-rsid="00085aff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list-style-name="L2">
      <style:paragraph-properties fo:text-align="justify" style:justify-single-word="false"/>
      <style:text-properties officeooo:paragraph-rsid="00085aff"/>
    </style:style>
    <style:style style:name="P6" style:family="paragraph" style:parent-style-name="Standard" style:list-style-name="L2">
      <style:paragraph-properties fo:text-align="justify" style:justify-single-word="false"/>
      <style:text-properties officeooo:paragraph-rsid="000d912e"/>
    </style:style>
    <style:style style:name="P7" style:family="paragraph" style:parent-style-name="Standard" style:list-style-name="L2">
      <style:paragraph-properties fo:text-align="justify" style:justify-single-word="false"/>
      <style:text-properties officeooo:paragraph-rsid="001399ec"/>
    </style:style>
    <style:style style:name="P8" style:family="paragraph" style:parent-style-name="Standard" style:list-style-name="L2">
      <style:paragraph-properties fo:text-align="justify" style:justify-single-word="false"/>
      <style:text-properties officeooo:paragraph-rsid="00167f06"/>
    </style:style>
    <style:style style:name="P9" style:family="paragraph" style:parent-style-name="Standard" style:list-style-name="L2">
      <style:paragraph-properties fo:text-align="justify" style:justify-single-word="false"/>
      <style:text-properties officeooo:paragraph-rsid="0019843f"/>
    </style:style>
    <style:style style:name="P10" style:family="paragraph" style:parent-style-name="Standard">
      <style:paragraph-properties fo:text-align="justify" style:justify-single-word="false"/>
      <style:text-properties officeooo:paragraph-rsid="00085aff"/>
    </style:style>
    <style:style style:name="P11" style:family="paragraph" style:parent-style-name="Standard">
      <style:paragraph-properties fo:text-align="justify" style:justify-single-word="false"/>
      <style:text-properties officeooo:paragraph-rsid="000d912e"/>
    </style:style>
    <style:style style:name="P12" style:family="paragraph" style:parent-style-name="Standard">
      <style:paragraph-properties fo:text-align="justify" style:justify-single-word="false"/>
      <style:text-properties officeooo:paragraph-rsid="001399ec"/>
    </style:style>
    <style:style style:name="P13" style:family="paragraph" style:parent-style-name="Standard" style:list-style-name="L2">
      <style:paragraph-properties fo:text-align="justify" style:justify-single-word="false"/>
      <style:text-properties officeooo:rsid="000fca09" officeooo:paragraph-rsid="000fca09"/>
    </style:style>
    <style:style style:name="P14" style:family="paragraph" style:parent-style-name="Standard">
      <style:paragraph-properties fo:text-align="justify" style:justify-single-word="false"/>
      <style:text-properties officeooo:rsid="000fca09" officeooo:paragraph-rsid="000fca09"/>
    </style:style>
    <style:style style:name="P15" style:family="paragraph" style:parent-style-name="Standard" style:list-style-name="L2">
      <style:paragraph-properties fo:text-align="justify" style:justify-single-word="false"/>
      <style:text-properties officeooo:rsid="0011a6ff" officeooo:paragraph-rsid="0011a6ff"/>
    </style:style>
    <style:style style:name="P16" style:family="paragraph" style:parent-style-name="Standard" style:list-style-name="L2">
      <style:paragraph-properties fo:text-align="justify" style:justify-single-word="false"/>
      <style:text-properties officeooo:rsid="0014b043" officeooo:paragraph-rsid="0014b043"/>
    </style:style>
    <style:style style:name="P17" style:family="paragraph" style:parent-style-name="Standard" style:list-style-name="L2">
      <style:paragraph-properties fo:text-align="justify" style:justify-single-word="false"/>
      <style:text-properties officeooo:rsid="0017fad0" officeooo:paragraph-rsid="0019843f"/>
    </style:style>
    <style:style style:name="T1" style:family="text">
      <style:text-properties officeooo:rsid="00085aff"/>
    </style:style>
    <style:style style:name="T2" style:family="text">
      <style:text-properties fo:color="#5983b0"/>
    </style:style>
    <style:style style:name="T3" style:family="text">
      <style:text-properties officeooo:rsid="00097c96"/>
    </style:style>
    <style:style style:name="T4" style:family="text">
      <style:text-properties officeooo:rsid="000ce6df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85aff" style:font-style-asian="italic" style:font-style-complex="italic"/>
    </style:style>
    <style:style style:name="T7" style:family="text">
      <style:text-properties fo:font-style="italic" officeooo:rsid="000ce6df" style:font-style-asian="italic" style:font-style-complex="italic"/>
    </style:style>
    <style:style style:name="T8" style:family="text">
      <style:text-properties fo:font-style="italic" officeooo:rsid="000d912e" style:font-style-asian="italic" style:font-style-complex="italic"/>
    </style:style>
    <style:style style:name="T9" style:family="text">
      <style:text-properties fo:font-style="italic" officeooo:rsid="0011a6ff" style:font-style-asian="italic" style:font-style-complex="italic"/>
    </style:style>
    <style:style style:name="T10" style:family="text">
      <style:text-properties fo:font-style="italic" officeooo:rsid="001399ec" style:font-style-asian="italic" style:font-style-complex="italic"/>
    </style:style>
    <style:style style:name="T11" style:family="text">
      <style:text-properties fo:font-style="italic" officeooo:rsid="00167f06" style:font-style-asian="italic" style:font-style-complex="italic"/>
    </style:style>
    <style:style style:name="T12" style:family="text">
      <style:text-properties fo:font-style="italic" officeooo:rsid="0014b043" style:font-style-asian="italic" style:font-style-complex="italic"/>
    </style:style>
    <style:style style:name="T13" style:family="text">
      <style:text-properties fo:font-style="italic" officeooo:rsid="0019843f" style:font-style-asian="italic" style:font-style-complex="italic"/>
    </style:style>
    <style:style style:name="T14" style:family="text">
      <style:text-properties fo:font-style="italic" officeooo:rsid="0017fad0" style:font-style-asian="italic" style:font-style-complex="italic"/>
    </style:style>
    <style:style style:name="T15" style:family="text">
      <style:text-properties officeooo:rsid="000d912e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0d912e" style:font-style-asian="normal" style:font-style-complex="normal"/>
    </style:style>
    <style:style style:name="T18" style:family="text">
      <style:text-properties fo:font-style="normal" officeooo:rsid="000dd6bd" style:font-style-asian="normal" style:font-style-complex="normal"/>
    </style:style>
    <style:style style:name="T19" style:family="text">
      <style:text-properties fo:font-style="normal" officeooo:rsid="000fba1b" style:font-style-asian="normal" style:font-style-complex="normal"/>
    </style:style>
    <style:style style:name="T20" style:family="text">
      <style:text-properties fo:font-style="normal" officeooo:rsid="000fca09" style:font-style-asian="normal" style:font-style-complex="normal"/>
    </style:style>
    <style:style style:name="T21" style:family="text">
      <style:text-properties fo:font-style="normal" officeooo:rsid="0011a6ff" style:font-style-asian="normal" style:font-style-complex="normal"/>
    </style:style>
    <style:style style:name="T22" style:family="text">
      <style:text-properties fo:font-style="normal" officeooo:rsid="001399ec" style:font-style-asian="normal" style:font-style-complex="normal"/>
    </style:style>
    <style:style style:name="T23" style:family="text">
      <style:text-properties fo:font-style="normal" officeooo:rsid="00167f06" style:font-style-asian="normal" style:font-style-complex="normal"/>
    </style:style>
    <style:style style:name="T24" style:family="text">
      <style:text-properties fo:font-style="normal" officeooo:rsid="0019843f" style:font-style-asian="normal" style:font-style-complex="normal"/>
    </style:style>
    <style:style style:name="T25" style:family="text">
      <style:text-properties fo:font-style="normal" officeooo:rsid="0017fad0" style:font-style-asian="normal" style:font-style-complex="normal"/>
    </style:style>
    <style:style style:name="T26" style:family="text">
      <style:text-properties fo:font-style="normal" officeooo:rsid="001b3501" style:font-style-asian="normal" style:font-style-complex="normal"/>
    </style:style>
    <style:style style:name="T27" style:family="text">
      <style:text-properties officeooo:rsid="0019843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3">INFORME DE LA TAREA</text:p>
      <text:p text:style-name="P3"><text:tab/>Para la realización de esta tarea lo primero que he hecho es crear un nuevo proyecto y dentro he creado dos paquetes para diferenciar las partes del mismo:</text:p>
      <text:p text:style-name="P3"/>
      <text:list xml:id="list558825346" text:style-name="L2">
        <text:list-item>
          <text:p text:style-name="P5"><text:span text:style-name="T1">Por un lado tenemos el paquete de “</text:span><text:span text:style-name="T6">aplicacionCuentaBancaria</text:span><text:span text:style-name="T1">” que contiene 3 clases:</text:span></text:p>
          <text:p text:style-name="P5"/>
          <text:list>
            <text:list-item>
              <text:p text:style-name="P5"><text:span text:style-name="T6">MenuAplicacion</text:span><text:span text:style-name="T1">: Contiene </text:span><text:span text:style-name="T3">el método principal y en ella hemos creado el menú para moverse por la aplicación y desde esta clase se hacen las llamadas e instancias a las otras clases. En ella hemos creado como atributo una colección del tipo hashMap para ir añadiendo las cuentas bancarias que el usuario va creando. Contiene </text:span><text:span text:style-name="T4">l</text:span><text:span text:style-name="T3">os métodos para realizar las distintas funciones del menú </text:span><text:span text:style-name="T4">abrir cuenta, ver listado de cuentas, buscar una cuenta concreta, realizar un ingreso y retirar efectivo. Para buscar las cuentas lo hacemos a través de su número de cuenta corriente y todas las modificaciones que realice el usuario las vamos a guardar </text:span><text:span text:style-name="T15">en </text:span><text:span text:style-name="T4">la colección </text:span><text:span text:style-name="T7">listaCuentasBancarias </text:span><text:span text:style-name="T17">como pares de los tipos de objeto &lt;CuentaBancaria, CuentaBancaria.Persona&gt;. En tiempo de ejecución, antes de asignar valores a la colección, se van a realizar las comprobaciones oportunas como que el número de cuenta sea válido, valores positivos para los saldos y tipos de interés, el formato para la fecha de nacimiento sea correcto y también contempla las distintas excepciones que se puedan generar. Cuando hay algún error se mostrará un mensaje informando al usuario y se le volverá a solicitar el dato.</text:span></text:p>
              <text:p text:style-name="P5"><text:span text:style-name="T17"/></text:p>
            </text:list-item>
            <text:list-item>
              <text:p text:style-name="P6"><text:span text:style-name="T8">MetodosCuentas</text:span><text:span text:style-name="T17">: </text:span><text:span text:style-name="T18">En esta clase “</text:span><text:span text:style-name="T20">auxiliar</text:span><text:span text:style-name="T18">” </text:span><text:span text:style-name="T20">nos sirve para organizar mejor nuestra aplicación y en él </text:span><text:span text:style-name="T18">vamos a incorporar los métodos </text:span><text:span text:style-name="T19">para la</text:span><text:span text:style-name="T18"> creación </text:span><text:span text:style-name="T19">de los 3 tipos de cuentas: de ahorro, de cuenta corriente personal y de cuenta corriente empresa. </text:span><text:span text:style-name="T20">Cada uno de los cuales va a recibir los datos personales como parámetros y va a solicitar al usuario la información propia de la cuenta devolviendo el par de objetos &lt;CuentaBancaria, CuentaBancaria.Persona&gt;.</text:span></text:p>
              <text:p text:style-name="P6"><text:span text:style-name="T20"/></text:p>
            </text:list-item>
            <text:list-item>
              <text:p text:style-name="P13"><text:span text:style-name="T5">Imprimible</text:span><text:span text:style-name="T16">: </text:span><text:span text:style-name="T21">Clase declarada como interfaz en el que vamos a crear un método sin implementar para mostrar por pantalla los datos de la cuenta que luego podamos implementarlo en la superclase </text:span><text:span text:style-name="T9">CuentaBancaria</text:span><text:span text:style-name="T21"> y </text:span><text:span text:style-name="T9">Persona, </text:span><text:span text:style-name="T21">por estar contenido en ella y podamos usarlo en todas las clases del tipo cuenta que heredan de ella.</text:span></text:p>
              <text:p text:style-name="P13"><text:span text:style-name="T21"/></text:p>
            </text:list-item>
          </text:list>
        </text:list-item>
        <text:list-item>
          <text:p text:style-name="P15"><text:span text:style-name="T16">Por otro lado hemos creado el paquete de “tiposCuentasBancarias” que va a contener como su propio nombre indica las distintas clases de cuentas bancarias:</text:span></text:p>
          <text:p text:style-name="P15"><text:span text:style-name="T16"/></text:p>
          <text:list>
            <text:list-item>
              <text:p text:style-name="P7"><text:span text:style-name="T10">CuentaBancaria: </text:span><text:span text:style-name="T22">Superclase de nuestra aplicación declarada como abstracta y en la que vamos a implementar la interfaz Imprimible. Declaramos 3 atributos: uno para el saldo, otro para el número de cuenta y otro de tipo objeto persona para los datos personales. Dicha clase estará declarada dentro de la principal incluyendo atributos y constructor. Además vamos a añadir los 2 métodos para validar el número de cuenta que luego vamos a llamar en diferentes partes del programa, sobre todo cuando creamos las cuentas. También vamos a incluir 2 métodos abstractos para el manejo del atributo descubierto máximo que luego vamos a implementar en las clases heredadas y las vamos a usar cuando utilicemos la ligadura dinámica en el método de </text:span><text:span text:style-name="T10">retirarEfectivo</text:span><text:span text:style-name="T22">.</text:span></text:p>
            </text:list-item>
          </text:list>
        </text:list-item>
      </text:list>
      <text:p text:style-name="P12"><text:span text:style-name="T22"/></text:p>
      <text:p text:style-name="P12"><text:span text:style-name="T22"/></text:p>
      <text:list xml:id="list202827672541507" text:continue-numbering="true" text:style-name="L2">
        <text:list-item>
          <text:list>
            <text:list-item>
              <text:p text:style-name="P16"><text:soft-page-break/><text:span text:style-name="T10">C</text:span><text:span text:style-name="T5">uentaAhorro</text:span><text:span text:style-name="T16">: Clase que hereda de CuentaBancaria. Vamos a añadir el atributo del tipo de interés y a implementar el método recibido como interfaz heredada de </text:span><text:span text:style-name="T5">mostrarDatosCuenta</text:span><text:span text:style-name="T16">.</text:span></text:p>
              <text:p text:style-name="P16"><text:span text:style-name="T16"/></text:p>
            </text:list-item>
            <text:list-item>
              <text:p text:style-name="P8"><text:span text:style-name="T11">CuentaCorriente</text:span><text:span text:style-name="T23">: Clase abstracta que hereda atributos y métodos de la superclase CuentaBancaria y añade la colección del tipo Hashtable junto con los métodos get y set para trabajar con ella. Se ha creado para poder incluir el par empresa autorizada junto con la cantidad máxima permitida a domiciliar.</text:span></text:p>
              <text:p text:style-name="P8"><text:span text:style-name="T23"/></text:p>
            </text:list-item>
            <text:list-item>
              <text:p text:style-name="P17"><text:span text:style-name="T11">C</text:span><text:span text:style-name="T5">uentaCorrientePersonal</text:span><text:span text:style-name="T16">: </text:span><text:bookmark-start text:name="__DdeLink__68_3324999058"/><text:span text:style-name="T16">Clase que hereda directamente de </text:span><text:span text:style-name="T5">CuentaCorriente</text:span><text:span text:style-name="T16">, </text:span><text:span text:style-name="T24">añade el atributo de comisión por mantenimiento e implementa el método <text:s/></text:span><text:span text:style-name="T12">mostrarDatosCuenta </text:span><text:span text:style-name="T24">para dicha clase.</text:span><text:bookmark-end text:name="__DdeLink__68_3324999058"/></text:p>
              <text:p text:style-name="P17"><text:span text:style-name="T24"/></text:p>
            </text:list-item>
            <text:list-item>
              <text:p text:style-name="P9"><text:span text:style-name="T11">C</text:span><text:span text:style-name="T13">uentaCorrienteEmpresa: </text:span><text:span text:style-name="T25">Clase que hereda directamente de </text:span><text:span text:style-name="T14">CuentaCorriente</text:span><text:span text:style-name="T25">, </text:span><text:span text:style-name="T24">añade los atributos máximo descubierto permitido, comisión fija por descubierto y el tipo de interés por descubierto <text:s/>e implementa el método </text:span><text:span text:style-name="T26">heredado</text:span><text:span text:style-name="T24"> </text:span><text:span text:style-name="T12">mostrarDatosCuenta </text:span><text:span text:style-name="T24">para dicha clase </text:span><text:span text:style-name="T26">y los métodos también heredados get y set para el atributo máximo descubierto.</text:span></text:p>
            </text:list-item>
          </text:list>
        </text:list-item>
      </text:list>
      <text:p text:style-name="P14"><text:span text:style-name="T21"/></text:p>
      <text:p text:style-name="P14"><text:span text:style-name="T21"/></text:p>
      <text:p text:style-name="P14"><text:span text:style-name="T21"/></text:p>
      <text:p text:style-name="P11"><text:span text:style-name="T20"/></text:p>
      <text:p text:style-name="P10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5983b0" officeooo:rsid="00085aff" officeooo:paragraph-rsid="00085aff"/>
    </style:style>
    <style:style style:name="MT1" style:family="text">
      <style:text-properties fo:color="#5983b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TAREA 9 PROGRAMACIÓN<text:tab/><text:tab/>Daniel Paz Lorenzo</text:p>
      </style:header>
      <style:footer>
        <text:p text:style-name="Footer"><text:tab/><text:span text:style-name="MT1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7T19:01:48.384206740</meta:creation-date>
    <dc:date>2021-04-07T20:28:27.288514901</dc:date>
    <meta:editing-duration>PT1H5M4S</meta:editing-duration>
    <meta:editing-cycles>12</meta:editing-cycles>
    <meta:generator>LibreOffice/6.4.6.2$Linux_X86_64 LibreOffice_project/40$Build-2</meta:generator>
    <meta:document-statistic meta:table-count="0" meta:image-count="0" meta:object-count="0" meta:page-count="2" meta:paragraph-count="22" meta:word-count="671" meta:character-count="4174" meta:non-whitespace-character-count="3530"/>
  </office:meta>
</office:document-meta>
</file>